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IErrorReporter.merge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ortVector.contains( shor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Validator.activateSelectorFor( IdentityConstraint 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StoreCach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ueStoreCache.transplant( IdentityConstraint id , int initial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eyRefValueStore.KeyRefValueStore( KeyRef keyRef , KeyValueStore keyValue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MatcherStack.ensureMatcherCapac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StoreBase.addItemValueType( ShortList itemValue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SchemaValidator.setDocumentHandler( XMLDocumentHandler docum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processOneAttribute( QName element , XMLAttributes attributes , int index , XSAttributeDecl currDecl , XSAttributeUseImpl currUse , AttributePSVImpl attrPSVI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ShortVector.add( shor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hemaValidator.doctypeDecl( String rootElement , String publicId , String systemId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Validator.reset( XMLComponentManager componentManage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6">
            <text:p text:style-name="Table_20_Contents">186</text:p>
          </table:table-cell>
        </table:table-row>
        <table:table-row>
          <table:table-cell office:value-type="string">
            <text:p text:style-name="Table_20_Contents">XSIErrorReporter.push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SchemaValidator.startValueScopeFor( IdentityConstraint identityConstraint , int initial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Validator.handleCharacters( XMLString 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SchemaValidator.normalizeWhitespace( XMLString value , boolean collaps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ValueStoreBase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SchemaValidator.handleStartElement( QName element , XMLAttributes attributes , Augmentations augs )</text:p>
          </table:table-cell>
          <table:table-cell office:value-type="float" office:value="69">
            <text:p text:style-name="Table_20_Contents">69</text:p>
          </table:table-cell>
          <table:table-cell office:value-type="float" office:value="71">
            <text:p text:style-name="Table_20_Contents">71</text:p>
          </table:table-cell>
          <table:table-cell office:value-type="float" office:value="248">
            <text:p text:style-name="Table_20_Contents">248</text:p>
          </table:table-cell>
        </table:table-row>
        <table:table-row>
          <table:table-cell office:value-type="string">
            <text:p text:style-name="Table_20_Contents">XPathMatcherStack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toreBase.reportError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getXsiNil( QName element , String xsiNi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SchemaValidator.addDefaultAttributes( QName element , XMLAttributes attributes , XSAttributeGroupDecl attrGrp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ValueStoreBas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niqueValueStore.UniqueValueStore( UniqueOrKey uniq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IDKey.equals( Object localID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Validator.endGeneralEntity( String nam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toreBase.addValue( Field field , boolean mayMatch , Object actualValue , short valueType , ShortList itemValue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MLSchemaValidator.XMLSchema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hemaValidator.activateField( Field field , int initial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Validator.characterData( String data , Augmentations au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ueStoreBase.toString( Vector values , int start , int 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ueStoreCache.ValueStor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chemaValidator.handleIgnorableWhitespace( XML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StoreCach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Validator.processRootTypeQNam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SchemaValidator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normalizeWhitespace( String value , boolean collap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calIDKey.LocalIDKey( IdentityConstraint id ,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chemaValidator.ignorableWhitespace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Validator.processAttributes( QName element , XMLAttributes attributes , XSAttributeGroupDecl attrGrp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ValueStoreBase.startValue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toreBase.endValueScop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SchemaValidator.getEmptyAugs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hemaValidator.start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IErrorReporter.pop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SchemaValidator.elementDefault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PathMatcherStack.addMatcher( XPath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eyRefValueStore.endDocumentFrag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SchemaValidator.ensureStackCapac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LSchemaValidato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StoreBase.valueTypeContains( shor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Validato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MatcherStack.pus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ector.Short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StoreCache.initValueStoresFor( XSElementDecl eDecl , FieldActivator activa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ValueStoreBas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chemaValidator.textDecl( String version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alueStoreCache.endElem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alueStoreCache.getGlobalValueStoreFor( IdentityConstra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IErrorReporter.reportError( String domain , String key , Object [ ] arguments , short seve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StoreBase.contain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hortVector.ensureCapacity( int 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eyRefValueStor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ector.valueAt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MatcherStack.pop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StoreBase.contains( ValueStoreBase vsb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8">
            <text:p text:style-name="Table_20_Contents">38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MLSchemaValidator.endDocument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Validator.getAndCheckXsiType( QName element , String xsiType , XMLAttributes 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XMLSchemaValidato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handleStartDocument( XMLLocator locator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hemaValidator.setProperty( String propertyId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ValueStoreBase.append( ValueStoreBase new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MatcherStack.getMatch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comment( XMLString 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MatcherStack.getMatcher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ec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startDocument( XMLLocator locator , String encoding , NamespaceContext namespaceContext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eyValueStore.KeyValueStore( UniqueOr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xmlDecl( String version , String encoding , String standalone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Validator.storeLocations( String sLocation , String ns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alIDKey.LocalI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StoreBase.itemValueTypeContains( ShortLis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Validator.handleEndElement( QName element , Augmentations augs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43">
            <text:p text:style-name="Table_20_Contents">43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XMLSchemaValidato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findSchemaGrammar( short contextType , String namespace , QName enclosingElement , QName triggeringComponet , XMLAttributes attribut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ValueStoreBase.toString( Object [ ]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SchemaValidator.processElementContent( QName element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54">
            <text:p text:style-name="Table_20_Contents">54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ValueStoreBase.endDocumen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StoreBase.getValueTypeA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toreBase.addValueType( short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ortVecto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endValueScopeFor( IdentityConstraint identityConstraint , int initial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MatcherStack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Validato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Validator.endCDATA(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MatcherStack.XPathMatcher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chemaValidator.emptyElement( QName element , XMLAttributes attributes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ID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chemaValidator.handle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Validator.reportSchemaError( String key , Object [ ] argum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SchemaValidator.startGeneralEntity( String name , XMLResourceIdentifier identifier , String encoding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toreBase.getItemValueTypeAt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toreBase.checkDuplicat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chemaValidator.elementLocallyValidType( QName element , Object textCont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KeyValueStore.checkDuplicat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hemaValidator.expectedStr( Vector expec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StoreCache.star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SchemaValidator.endElementPSVI( boolean root , SchemaGrammar [ ] grammars , Augmentations au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MLSchemaValidator.processRootElementDeclQNam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SchemaValidator.characters( XMLString text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IErrorReporter.reset( XMLErrorReporter error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Validator.processingInstruction( String target , XMLString data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chemaValidator.startElement( QName element , XMLAttributes attributes , Augmentations au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SchemaValidator.endElement( QName elemen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alueStoreCache.getValueStoreFor( IdentityConstraint id , int initial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StoreBase.ValueStoreBase( IdentityConstraint identityConstra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StoreCache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queValueStore.checkDuplicate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SchemaValidator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chemaValidator.elementLocallyValidComplexType( QName element , Object textCont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hortVector.ShortVector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IErrorReporter.reportError( XMLLocator location , String domain , String key , Object [ ] arguments , short seve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